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“?<text:tab/>5</text:a></text:p>
            <text:p text:style-name="P17"><text:a xlink:type="simple" xlink:href="#__RefHeading__3272_1372004992" text:style-name="Internet_20_link" text:visited-style-name="Internet_20_link">Co jsou „otevřené standardy“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DF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při ukládání podporuje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„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“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„otevřeného softwaru“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“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volného šíření softwaru buď zdarma,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“?<text:bookmark-end text:name="__RefHeading__3272_1372004992"/></text:h>
      <text:p text:style-name="OOoTextBody">Otevřené standardy umožňují dělat něco, co je nezávislé na výrobci nebo dodavateli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DF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DF<text:bookmark-end text:name="__RefHeading__3274_1372004992"/></text:h>
      <text:p text:style-name="OOoTextBody_5f_ListIntro">Nejčastěji používané přípony pro dokumenty formátu Open Document, jsou:</text:p>
      <text:p text:style-name="P7">*.odt pro textové dokumenty,</text:p>
      <text:p text:style-name="P7">*.ods pro tabulkové sešity,</text:p>
      <text:p text:style-name="P7">*.odp pro prezentace,</text:p>
      <text:p text:style-name="P7">*.odb pro databáze,</text:p>
      <text:p text:style-name="P7">*.odg pro grafiku (vektorová grafika),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 LibreOffice přizpůsobí svůj modul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souborů ve formátu ODF (.ods, .ots a .fods) dokáže LibreOffice Calc otevřít i soubory ve formátech používaných kancelářským balíkem OpenOffice.org 1.x (.sxc a .stc) a následujících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souborů ve formátu ODF (.odp, .odg, .otp a .fopd) dokáže LibreOffice Impress otevřít i soubory ve formátech používaných kancelářským balíkem OpenOffice.org 1.x (.sxi a .sti) a následujících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souborů ve formátu ODF (.odg a .otg) dokáže LibreOffice Draw otevřít i soubory ve formátech používaných kancelářským balíkem OpenOffice.org 1.x (.sxd a .std) a soubory v následujících grafických formátech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souborů ve formátu ODF (.odf) dokáže LibreOffice Math otevřít i soubory ve formátu používaném kancelářským balíkem OpenOffice.org 1.x (.sxm) a soubory ve formátu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oskytuje přímý export do PDF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u souborů ODF (.odt, .ott a .fodt) podporuje LibreOffice Writer při ukládání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/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u souborů ODF (.odp, .otp a .fodp a .odg) podporuje LibreOffice Writer při ukládání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modul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při ukládání podporuje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moduly Draw a Impress dokáží exportovat do Adobe Flash (SWF) a mnoha obrázkových formátů.</text:p>
      <text:p text:style-name="OOoTextBody">Pokud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